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d8a55" officeooo:paragraph-rsid="058e42d4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5ebea" officeooo:paragraph-rsid="0585ebea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5bfdadc"/>
    </style:style>
    <style:style style:name="P8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85ebea"/>
    </style:style>
    <style:style style:name="P9" style:family="paragraph" style:parent-style-name="Heading_20_2">
      <style:paragraph-properties fo:text-align="end" style:justify-single-word="false" style:writing-mode="rl-tb"/>
      <style:text-properties officeooo:paragraph-rsid="05d0b190"/>
    </style:style>
    <style:style style:name="P10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85ebea" officeooo:paragraph-rsid="0585ebea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style:text-position="0% 100%" officeooo:rsid="058696ee" officeooo:paragraph-rsid="05aad19a"/>
    </style:style>
    <style:style style:name="P12" style:family="paragraph" style:parent-style-name="Text_20_body">
      <style:text-properties style:use-window-font-color="true" loext:opacity="0%"/>
    </style:style>
    <style:style style:name="P13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14" style:family="paragraph" style:parent-style-name="Text_20_body">
      <style:text-properties style:use-window-font-color="true" loext:opacity="0%" officeooo:rsid="05830722" officeooo:paragraph-rsid="05b3d691"/>
    </style:style>
    <style:style style:name="P15" style:family="paragraph" style:parent-style-name="Text_20_body">
      <style:text-properties style:use-window-font-color="true" loext:opacity="0%" officeooo:rsid="05b3d691" officeooo:paragraph-rsid="05b48436"/>
    </style:style>
    <style:style style:name="P16" style:family="paragraph" style:parent-style-name="Text_20_body">
      <style:text-properties style:use-window-font-color="true" loext:opacity="0%" officeooo:paragraph-rsid="05bbe304"/>
    </style:style>
    <style:style style:name="P17" style:family="paragraph" style:parent-style-name="Text_20_body">
      <style:text-properties style:use-window-font-color="true" loext:opacity="0%" fo:font-weight="normal" officeooo:rsid="05a2eacb" officeooo:paragraph-rsid="05b1e2d3" style:font-weight-asian="normal" style:font-weight-complex="normal"/>
    </style:style>
    <style:style style:name="P18" style:family="paragraph" style:parent-style-name="Text_20_body">
      <style:text-properties style:use-window-font-color="true" loext:opacity="0%" officeooo:rsid="05b48436" officeooo:paragraph-rsid="05b48436"/>
    </style:style>
    <style:style style:name="P19" style:family="paragraph" style:parent-style-name="Text_20_body">
      <style:text-properties officeooo:rsid="05b48436" officeooo:paragraph-rsid="05b9c5d1"/>
    </style:style>
    <style:style style:name="P20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21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22" style:family="paragraph" style:parent-style-name="Heading_20_2">
      <style:text-properties officeooo:paragraph-rsid="05db8b33"/>
    </style:style>
    <style:style style:name="P23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24" style:family="paragraph" style:parent-style-name="Standard">
      <style:text-properties officeooo:paragraph-rsid="05f4230a"/>
    </style:style>
    <style:style style:name="P25" style:family="paragraph" style:parent-style-name="Standard">
      <style:text-properties officeooo:paragraph-rsid="05fa1f5a"/>
    </style:style>
    <style:style style:name="P26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29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30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ceb90" officeooo:paragraph-rsid="05fceb90" style:font-size-asian="10.5pt" style:font-name-complex="David CLM" style:font-weight-complex="normal"/>
    </style:style>
    <style:style style:name="P31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32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33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34" style:family="paragraph" style:parent-style-name="Text_20_body" style:list-style-name="L1">
      <style:text-properties officeooo:paragraph-rsid="05b3d691"/>
    </style:style>
    <style:style style:name="P35" style:family="paragraph" style:parent-style-name="Text_20_body" style:list-style-name="L1">
      <style:text-properties officeooo:rsid="05b48436" officeooo:paragraph-rsid="05b48436"/>
    </style:style>
    <style:style style:name="P36" style:family="paragraph" style:parent-style-name="Text_20_body" style:list-style-name="L2">
      <style:text-properties officeooo:rsid="05d8b71f" officeooo:paragraph-rsid="05db8b33"/>
    </style:style>
    <style:style style:name="P37" style:family="paragraph" style:parent-style-name="Text_20_body">
      <style:text-properties officeooo:rsid="05d8b71f" officeooo:paragraph-rsid="05db8b33"/>
    </style:style>
    <style:style style:name="P38" style:family="paragraph" style:parent-style-name="Text_20_body" style:list-style-name="L2">
      <style:text-properties officeooo:rsid="05da5769" officeooo:paragraph-rsid="05db8b33"/>
    </style:style>
    <style:style style:name="P39" style:family="paragraph" style:parent-style-name="Text_20_body">
      <style:text-properties style:use-window-font-color="true" loext:opacity="0%" style:text-position="0% 100%" officeooo:rsid="05ca2785" officeooo:paragraph-rsid="05d0b190"/>
    </style:style>
    <style:style style:name="P40" style:family="paragraph" style:parent-style-name="Text_20_body">
      <style:text-properties style:use-window-font-color="true" loext:opacity="0%" style:text-position="0% 100%" officeooo:rsid="05dc6b07" officeooo:paragraph-rsid="05de2003"/>
    </style:style>
    <style:style style:name="P41" style:family="paragraph" style:parent-style-name="Text_20_body">
      <style:text-properties style:use-window-font-color="true" loext:opacity="0%" style:text-position="0% 100%" officeooo:rsid="05e23afc" officeooo:paragraph-rsid="05e23afc"/>
    </style:style>
    <style:style style:name="P42" style:family="paragraph" style:parent-style-name="Text_20_body">
      <style:text-properties officeooo:paragraph-rsid="05de2003"/>
    </style:style>
    <style:style style:name="P43" style:family="paragraph" style:parent-style-name="Text_20_body">
      <style:text-properties officeooo:paragraph-rsid="05e18e1d"/>
    </style:style>
    <style:style style:name="P44" style:family="paragraph" style:parent-style-name="Text_20_body" style:list-style-name="L2">
      <style:text-properties officeooo:rsid="05e4c28a" officeooo:paragraph-rsid="05e4c28a"/>
    </style:style>
    <style:style style:name="P45" style:family="paragraph" style:parent-style-name="Text_20_body">
      <style:text-properties officeooo:rsid="05e4c28a" officeooo:paragraph-rsid="05e4c28a"/>
    </style:style>
    <style:style style:name="P46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5bfdadc"/>
    </style:style>
    <style:style style:name="P4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ec875a" officeooo:paragraph-rsid="05ec875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bf4708"/>
    </style:style>
    <style:style style:name="T11" style:family="text">
      <style:text-properties style:text-position="0% 100%" officeooo:rsid="05bfdadc"/>
    </style:style>
    <style:style style:name="T12" style:family="text">
      <style:text-properties style:text-position="0% 100%" officeooo:rsid="05d0b190"/>
    </style:style>
    <style:style style:name="T13" style:family="text">
      <style:text-properties officeooo:rsid="05226f8d"/>
    </style:style>
    <style:style style:name="T14" style:family="text">
      <style:text-properties officeooo:rsid="052c9289"/>
    </style:style>
    <style:style style:name="T15" style:family="text">
      <style:text-properties officeooo:rsid="054740c5"/>
    </style:style>
    <style:style style:name="T16" style:family="text">
      <style:text-properties officeooo:rsid="0550dfd7"/>
    </style:style>
    <style:style style:name="T17" style:family="text">
      <style:text-properties fo:font-weight="normal" officeooo:rsid="05b1e2d3" style:font-weight-asian="normal" style:font-weight-complex="normal"/>
    </style:style>
    <style:style style:name="T18" style:family="text">
      <style:text-properties fo:font-weight="normal" officeooo:rsid="05b89435" style:font-weight-asian="normal" style:font-weight-complex="normal"/>
    </style:style>
    <style:style style:name="T19" style:family="text">
      <style:text-properties fo:font-weight="normal" officeooo:rsid="05bbe304" style:font-weight-asian="normal" style:font-weight-complex="normal"/>
    </style:style>
    <style:style style:name="T20" style:family="text">
      <style:text-properties fo:font-weight="normal" officeooo:rsid="05be0504" style:font-weight-asian="normal" style:font-weight-complex="normal"/>
    </style:style>
    <style:style style:name="T21" style:family="text">
      <style:text-properties fo:font-weight="normal" officeooo:rsid="05cef337" style:font-weight-asian="normal" style:font-weight-complex="normal"/>
    </style:style>
    <style:style style:name="T22" style:family="text">
      <style:text-properties fo:font-weight="normal" officeooo:rsid="05f1248c" style:font-weight-asian="normal" style:font-weight-complex="normal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5b3d691"/>
    </style:style>
    <style:style style:name="T25" style:family="text">
      <style:text-properties style:use-window-font-color="true" loext:opacity="0%" officeooo:rsid="05b48436"/>
    </style:style>
    <style:style style:name="T26" style:family="text">
      <style:text-properties style:use-window-font-color="true" loext:opacity="0%" officeooo:rsid="05b74655"/>
    </style:style>
    <style:style style:name="T27" style:family="text">
      <style:text-properties style:use-window-font-color="true" loext:opacity="0%" officeooo:rsid="05b9c5d1"/>
    </style:style>
    <style:style style:name="T28" style:family="text">
      <style:text-properties style:use-window-font-color="true" loext:opacity="0%" officeooo:rsid="054277b2"/>
    </style:style>
    <style:style style:name="T29" style:family="text">
      <style:text-properties style:use-window-font-color="true" loext:opacity="0%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style:use-window-font-color="true" loext:opacity="0%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style:use-window-font-color="true" loext:opacity="0%" officeooo:rsid="05d8b71f"/>
    </style:style>
    <style:style style:name="T32" style:family="text">
      <style:text-properties style:use-window-font-color="true" loext:opacity="0%" officeooo:rsid="05dc6b07"/>
    </style:style>
    <style:style style:name="T33" style:family="text">
      <style:text-properties style:use-window-font-color="true" loext:opacity="0%" style:text-position="0% 100%" officeooo:rsid="05dc6b07"/>
    </style:style>
    <style:style style:name="T34" style:family="text">
      <style:text-properties style:use-window-font-color="true" loext:opacity="0%" style:text-position="0% 100%" fo:language="en" fo:country="US" officeooo:rsid="05dc6b07"/>
    </style:style>
    <style:style style:name="T35" style:family="text">
      <style:text-properties style:use-window-font-color="true" loext:opacity="0%" style:text-position="0% 100%" fo:language="en" fo:country="US" officeooo:rsid="05de2003"/>
    </style:style>
    <style:style style:name="T36" style:family="text">
      <style:text-properties style:use-window-font-color="true" loext:opacity="0%" style:text-position="0% 100%" style:font-name="Monospace" fo:language="en" fo:country="US" officeooo:rsid="05de2003" style:font-size-asian="10.5pt" style:font-name-complex="David CLM" style:font-weight-complex="normal"/>
    </style:style>
    <style:style style:name="T37" style:family="text">
      <style:text-properties style:use-window-font-color="true" loext:opacity="0%" style:text-position="0% 100%" style:font-name="Monospace" fo:language="en" fo:country="US" officeooo:rsid="05e18e1d" style:font-size-asian="10.5pt" style:font-name-complex="David CLM" style:font-weight-complex="normal"/>
    </style:style>
    <style:style style:name="T38" style:family="text">
      <style:text-properties style:use-window-font-color="true" loext:opacity="0%" style:text-position="0% 100%" style:font-name="Monospace" fo:language="en" fo:country="US" officeooo:rsid="05e23afc" style:font-size-asian="10.5pt" style:font-name-complex="David CLM" style:font-weight-complex="normal"/>
    </style:style>
    <style:style style:name="T39" style:family="text">
      <style:text-properties style:use-window-font-color="true" loext:opacity="0%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40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1" style:family="text">
      <style:text-properties style:use-window-font-color="true" loext:opacity="0%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2" style:family="text">
      <style:text-properties style:use-window-font-color="true" loext:opacity="0%" style:text-position="0% 100%" officeooo:rsid="05de012a"/>
    </style:style>
    <style:style style:name="T43" style:family="text">
      <style:text-properties style:use-window-font-color="true" loext:opacity="0%" style:text-position="0% 100%" officeooo:rsid="054277b2"/>
    </style:style>
    <style:style style:name="T44" style:family="text">
      <style:text-properties officeooo:rsid="05aca18c"/>
    </style:style>
    <style:style style:name="T45" style:family="text">
      <style:text-properties officeooo:rsid="05b48436"/>
    </style:style>
    <style:style style:name="T46" style:family="text">
      <style:text-properties officeooo:rsid="05bf880b"/>
    </style:style>
    <style:style style:name="T47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53" style:family="text">
      <style:text-properties officeooo:rsid="05dad005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5de2003"/>
    </style:style>
    <style:style style:name="T56" style:family="text">
      <style:text-properties fo:language="en" fo:country="US" officeooo:rsid="05dfaf50"/>
    </style:style>
    <style:style style:name="T57" style:family="text">
      <style:text-properties fo:language="en" fo:country="US" officeooo:rsid="05f22333"/>
    </style:style>
    <style:style style:name="T58" style:family="text">
      <style:text-properties fo:language="en" fo:country="US" officeooo:rsid="05f4230a"/>
    </style:style>
    <style:style style:name="T59" style:family="text">
      <style:text-properties fo:language="en" fo:country="US" officeooo:rsid="05fa1f5a"/>
    </style:style>
    <style:style style:name="T60" style:family="text">
      <style:text-properties officeooo:rsid="05e2880a"/>
    </style:style>
    <style:style style:name="T61" style:family="text">
      <style:text-properties officeooo:rsid="05f22333"/>
    </style:style>
    <style:style style:name="T62" style:family="text">
      <style:text-properties officeooo:rsid="05f4230a"/>
    </style:style>
    <style:style style:name="T63" style:family="text">
      <style:text-properties officeooo:rsid="05f4a05f"/>
    </style:style>
    <style:style style:name="T64" style:family="text">
      <style:text-properties officeooo:rsid="05fa1f5a"/>
    </style:style>
    <style:style style:name="T65" style:family="text">
      <style:text-properties officeooo:rsid="05fc14a0"/>
    </style:style>
    <style:style style:name="T66" style:family="text">
      <style:text-properties officeooo:rsid="06008272"/>
    </style:style>
    <style:style style:name="T67" style:family="text">
      <style:text-properties officeooo:rsid="06011bb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3">מטלה</text:span> –<text:span text:style-name="T14"> מכרזי ויקרי-קלארק-גרובס ומאירסון</text:span></text:h>
      <text:p text:style-name="P13">יש לענות על שאלה אחת לבחירתכם. <text:span text:style-name="T60">שאלות המסומנות בכוכבית (*) מזכות בניקוד כפול.</text:span></text:p>
      <text:p text:style-name="P3">שאלה <text:span text:style-name="T16">1</text:span>: <text:span text:style-name="T15">שוק דו-צדדי</text:span></text:p>
      <text:p text:style-name="P14">אחד השימושים של תורת המכרזים הוא ניהול אוטומטי של שוק דו-צדדי, <text:span text:style-name="T45">שיש בו גם קונים וגם מוכרים, כמו למשל בבורסה לניירות ערך.</text:span> <text:span text:style-name="T45">לצורך השאלה נניח שכל מוכר מחזיק מניה אחת, כל קונה מעוניין במניה אחת, וכל המניות זהות (של אותה חברה).</text:span></text:p>
      <text:p text:style-name="P15">א. <text:span text:style-name="T45">נניח שבבורסה יש:</text:span></text:p>
      <text:list xml:id="list3930530859" text:style-name="L1">
        <text:list-item>
          <text:p text:style-name="P34"><text:span text:style-name="T24">חמישה מוכרים, המייחסים למניה שלהם </text:span><text:span text:style-name="T25">את הערכים הבאים: 1, 3, 5, 7, 9.</text:span></text:p>
        </text:list-item>
        <text:list-item>
          <text:p text:style-name="P35"><text:span text:style-name="T23">חמישה קונים, המייחסים לאותה מניה את הערכים: </text:span><text:span text:style-name="T26">10, 8, 6, 4, 2</text:span><text:span text:style-name="T23">.</text:span></text:p>
        </text:list-item>
      </text:list>
      <text:p text:style-name="P18">מהו המסחר הממקסם את סכום הערכים – כמה מניות נסחרות, מי מוכר ומי קונה?</text:p>
      <text:p text:style-name="P19"><text:span text:style-name="T24">* ב. </text:span><text:span text:style-name="T27">מה הם תשלומי VCG בשוק של סעיף א? <text:s text:c="2"/>מה הבעיה בתשלומים אלה?</text:span></text:p>
      <text:p text:style-name="P16"><text:span text:style-name="T22">ג</text:span><text:span text:style-name="T17">. </text:span><text:span text:style-name="T18">נתון כלל-הבחירה </text:span><text:span text:style-name="T19">"בחר את כל הקונים והמוכרים במסחר האופטימלי, פרט לזוג </text:span><text:span text:style-name="T21">קונה-מוכר </text:span><text:span text:style-name="T19">עם ההפרש הקטן ביותר". מה הם תשלומי מאירסון </text:span><text:span text:style-name="T20">עבור כלל זה</text:span><text:span text:style-name="T19">? הדגימו על השוק של סעיף א.</text:span></text:p>
      <text:p text:style-name="P17"/>
      <text:p text:style-name="P8"><text:span text:style-name="T2">שאלה</text:span><text:span text:style-name="T3"> </text:span><text:span text:style-name="T12">2</text:span><text:span text:style-name="T2">: </text:span><text:span text:style-name="T4">תיכנות </text:span><text:span text:style-name="T8">- כלל-התשלום של מאירסון</text:span></text:p>
      <text:p text:style-name="P12"><text:span text:style-name="T4">נ</text:span><text:span text:style-name="T1">תו</text:span><text:span text:style-name="T4">נה פונקציה המייצגת כלל-בחירה. כותרת הפונקציה:</text:span></text:p>
      <text:p text:style-name="P10"><text:span text:style-name="T10">def </text:span><text:span text:style-name="T1">choice</text:span><text:span text:style-name="T5">s</text:span><text:span text:style-name="T1"> (values: </text:span><text:span text:style-name="T10">List[float]) → List[bool]: ...</text:span></text:p>
      <text:p text:style-name="P4">הפונקציה מקבלת כקלט וקטור של מספרים המייצגים את הערכים של השחקנים <text:span text:style-name="T44">(בשקלים)</text:span>. הפונקציה מחזירה כפלט וקטור בוליאני המחזיר, לגבי כל שחקן, האם הוא נבחר או לא.</text:p>
      <text:p text:style-name="P6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אירסון</text:span><text:span text:style-name="T5">. כותרת הפונקציה:</text:span></text:p>
      <text:p text:style-name="P11"><text:span text:style-name="T46">def </text:span>payments (<text:span text:style-name="T46">values: List[float</text:span>]) →<text:span text:style-name="T46"> List[float]: ...</text:span></text:p>
      <text:p text:style-name="P7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7"><text:span text:style-name="T1">אם הפונקציה מגלה שכלל-הבחירה אינו מונוטוני - היא צריכה לזרוק חריגה </text:span><text:span text:style-name="T11">מתאימה</text:span><text:span text:style-name="T1">.</text:span></text:p>
      <text:p text:style-name="P47"><text:span text:style-name="T1">בדקו את הפונקציה שלכם על כמה פונקציות-בחירה שונות.</text:span></text:p>
      <text:p text:style-name="P5"/>
      <text:p text:style-name="P22"><text:span text:style-name="T23">שאלה </text:span><text:span text:style-name="T29">3</text:span><text:span text:style-name="T23">: </text:span><text:span text:style-name="T31">בעיית התרמיל עם מספרים שלמים</text:span></text:p>
      <text:p text:style-name="P37">המציאו קלט לבעיית התרמיל (ערכים ומשקלים) המקיים את התנאים הבאים:</text:p>
      <text:list xml:id="list2329711841" text:style-name="L2">
        <text:list-item>
          <text:p text:style-name="P36">יש 4 חפצים שונים – לכל חפץ משקל אחר, ערך אחר, ויחס ערך/משקל אחר.</text:p>
        </text:list-item>
        <text:list-item>
          <text:p text:style-name="P38"><text:soft-page-break/>אלגוריתם חמדני א ואלגוריתם חמדני ב נותנים תוצאות שונות.</text:p>
        </text:list-item>
        <text:list-item>
          <text:p text:style-name="P38">מכרז VCG ומכרז מאירסון עם אלגוריתם קירוב-חצי נותנים תוצאות שונות.</text:p>
        </text:list-item>
        <text:list-item>
          <text:p text:style-name="P38">ניתן לחשב את כל <text:span text:style-name="T53">ה</text:span>תשלומי<text:span text:style-name="T53">ם</text:span> במכרזים הנ"ל בעזרת מספרים שלמים בלבד.</text:p>
          <text:list>
            <text:list-item>
              <text:p text:style-name="P44"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p text:style-name="P45"/>
      <text:p text:style-name="P9"><text:span text:style-name="T28">שאלה </text:span><text:span text:style-name="T30">4</text:span><text:span text:style-name="T28">: </text:span><text:span text:style-name="T32">מתי המכרזים זהים?</text:span></text:p>
      <text:p text:style-name="P42"><text:span text:style-name="T33">א. אנחנו רוצים למכור שלושה חפצים זהים, </text:span><text:span text:style-name="T42">כל חפץ לאדם אחר</text:span><text:span text:style-name="T33">. המטרה שלנו היא למקסם את סכום הערכים. תארו את מכרז </text:span><text:span text:style-name="T34">VCG המתאים למקרה זה: מי </text:span><text:span text:style-name="T36">יהיו הזוכים ואיזה מחיר כל אחד </text:span><text:span text:style-name="T34">ישלם? </text:span><text:span text:style-name="T35">הדגימו על מכרז עם </text:span><text:span text:style-name="T34">10 אנשים שהערכים שלהם הם: 10, 9, 8, 7, 6, 5, 4, 3, 2, 1. <text:s/></text:span></text:p>
      <text:p text:style-name="P40"><text:span text:style-name="T54">ב. תארו את מכרז מאירסון המתאים למקרה זה: מי </text:span><text:span text:style-name="T47">יהיו הזוכים ואיזה מחיר כל אחד </text:span><text:span text:style-name="T54">ישלם? </text:span><text:span text:style-name="T55">הדגימו על מכרז עם </text:span><text:span text:style-name="T54">10 אנשים </text:span><text:span text:style-name="T56">כנ"ל.</text:span></text:p>
      <text:p text:style-name="P43"><text:span text:style-name="T37">* ג. </text:span><text:span text:style-name="T38">הוכיחו את </text:span><text:span text:style-name="T37">המשפט הבא: <text:s/></text:span><text:span text:style-name="T39">בכל מצב שבו כלל-הבחירה ממקסם את סכום הערכים, התשלומים במכרז מאירסון זהים לתשלומים במכרז VCG</text:span><text:span text:style-name="T37">.</text:span></text:p>
      <text:p text:style-name="P41">שימו לב: סעיפים א, ב הם מקרה פרטי של משפט זה.</text:p>
      <text:p text:style-name="P39"/>
      <text:p text:style-name="P21"><text:span text:style-name="T43">שאלה </text:span><text:span text:style-name="T40">5</text:span><text:span text:style-name="T43">: </text:span><text:span text:style-name="T41">מכרזים קומבינטוריים</text:span></text:p>
      <text:p text:style-name="P24">עמי ותמי משתתפים במכרז קומבינטורי <text:span text:style-name="T63">על שלושה חפצים </text:span><text:span text:style-name="T67">שונים</text:span><text:span text:style-name="T63">. </text:span><text:span text:style-name="T61">כזכור, מכרז קומבינטורי הוא מכרז שבו כל משתתף יכול להציע מחיר לכל תת-קבוצה של </text:span><text:span text:style-name="T57">חפצים</text:span><text:span text:style-name="T58">. </text:span><text:span text:style-name="T52">ערכי </text:span><text:span text:style-name="T51">המשתתפים </text:span><text:span text:style-name="T48">נתונים בטבלה הבאה:</text:span></text:p>
      <text:p text:style-name="P24"><text:span text:style-name="T48"/></text:p>
      <table:table table:name="Table1" table:style-name="Table1">
        <table:table-column table:style-name="Table1.A" table:number-columns-repeated="3"/>
        <table:table-row table:style-name="TableLine2119373463856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>עמי</text:p>
          </table:table-cell>
          <table:table-cell table:style-name="Table1.C1" office:value-type="string">
            <text:p text:style-name="P26">תמי</text:p>
          </table:table-cell>
        </table:table-row>
        <table:table-row table:style-name="TableLine2119373463856">
          <table:table-cell table:style-name="Table1.A2" office:value-type="string">
            <text:p text:style-name="P28">קבוצה ריקה</text:p>
          </table:table-cell>
          <table:table-cell table:style-name="Table1.A2" office:value-type="string">
            <text:p text:style-name="P29">0</text:p>
          </table:table-cell>
          <table:table-cell table:style-name="Table1.C2" office:value-type="string">
            <text:p text:style-name="P29">0</text:p>
          </table:table-cell>
        </table:table-row>
        <table:table-row table:style-name="TableLine2119373463856">
          <table:table-cell table:style-name="Table1.A2" office:value-type="string">
            <text:p text:style-name="P26">א</text:p>
          </table:table-cell>
          <table:table-cell table:style-name="Table1.A2" office:value-type="string">
            <text:p text:style-name="P30">10</text:p>
          </table:table-cell>
          <table:table-cell table:style-name="Table1.C2" office:value-type="string">
            <text:p text:style-name="P31">31</text:p>
          </table:table-cell>
        </table:table-row>
        <table:table-row table:style-name="TableLine2119373463856">
          <table:table-cell table:style-name="Table1.A2" office:value-type="string">
            <text:p text:style-name="P26">ב</text:p>
          </table:table-cell>
          <table:table-cell table:style-name="Table1.A2" office:value-type="string">
            <text:p text:style-name="P30">20</text:p>
          </table:table-cell>
          <table:table-cell table:style-name="Table1.C2" office:value-type="string">
            <text:p text:style-name="P31">21</text:p>
          </table:table-cell>
        </table:table-row>
        <table:table-row table:style-name="TableLine2119373463856">
          <table:table-cell table:style-name="Table1.A2" office:value-type="string">
            <text:p text:style-name="P26">ג</text:p>
          </table:table-cell>
          <table:table-cell table:style-name="Table1.A2" office:value-type="string">
            <text:p text:style-name="P30">30</text:p>
          </table:table-cell>
          <table:table-cell table:style-name="Table1.C2" office:value-type="string">
            <text:p text:style-name="P31">11</text:p>
          </table:table-cell>
        </table:table-row>
        <table:table-row table:style-name="TableLine2119373463856">
          <table:table-cell table:style-name="Table1.A2" office:value-type="string">
            <text:p text:style-name="P26">א,ב</text:p>
          </table:table-cell>
          <table:table-cell table:style-name="Table1.A2" office:value-type="string">
            <text:p text:style-name="P30">21</text:p>
          </table:table-cell>
          <table:table-cell table:style-name="Table1.C2" office:value-type="string">
            <text:p text:style-name="P32">43</text:p>
          </table:table-cell>
        </table:table-row>
        <table:table-row table:style-name="TableLine2119373463856">
          <table:table-cell table:style-name="Table1.A2" office:value-type="string">
            <text:p text:style-name="P26">א,ג</text:p>
          </table:table-cell>
          <table:table-cell table:style-name="Table1.A2" office:value-type="string">
            <text:p text:style-name="P30">31</text:p>
          </table:table-cell>
          <table:table-cell table:style-name="Table1.C2" office:value-type="string">
            <text:p text:style-name="P31">3<text:span text:style-name="T66">3</text:span></text:p>
          </table:table-cell>
        </table:table-row>
        <table:table-row table:style-name="TableLine2119373463856">
          <table:table-cell table:style-name="Table1.A2" office:value-type="string">
            <text:p text:style-name="P26">ב,ג</text:p>
          </table:table-cell>
          <table:table-cell table:style-name="Table1.A2" office:value-type="string">
            <text:p text:style-name="P30">41</text:p>
          </table:table-cell>
          <table:table-cell table:style-name="Table1.C2" office:value-type="string">
            <text:p text:style-name="P31">2<text:span text:style-name="T66">3</text:span></text:p>
          </table:table-cell>
        </table:table-row>
        <table:table-row table:style-name="TableLine2119373463856">
          <table:table-cell table:style-name="Table1.A2" office:value-type="string">
            <text:p text:style-name="P26">א,ב,ג</text:p>
          </table:table-cell>
          <table:table-cell table:style-name="Table1.A2" office:value-type="string">
            <text:p text:style-name="P30">52</text:p>
          </table:table-cell>
          <table:table-cell table:style-name="Table1.C2" office:value-type="string">
            <text:p text:style-name="P33">53</text:p>
          </table:table-cell>
        </table:table-row>
      </table:table>
      <text:p text:style-name="P24"><text:span text:style-name="T48"/></text:p>
      <text:p text:style-name="P23"><text:span text:style-name="T59">א. </text:span><text:span text:style-name="T54">מה יעשה מכרז VCG במצב זה – מי יקבל כל חפץ, וכמה ישלם?</text:span></text:p>
      <text:p text:style-name="P23"><text:span text:style-name="T54"/></text:p>
      <text:p text:style-name="P25"><text:span text:style-name="T49">ב. </text:span><text:span text:style-name="T50">מה יעשה מכרז </text:span><text:span text:style-name="T49">מאירסון </text:span><text:span text:style-name="T50">במצב זה – מי יקבל כל חפץ, וכמה ישלם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2T15:14:44.467000000</dc:date>
    <meta:editing-duration>P11DT10H14M7S</meta:editing-duration>
    <meta:editing-cycles>1365</meta:editing-cycles>
    <meta:document-statistic meta:table-count="1" meta:image-count="0" meta:object-count="0" meta:page-count="2" meta:paragraph-count="63" meta:word-count="541" meta:character-count="2863" meta:non-whitespace-character-count="2382"/>
  </office:meta>
</office:document-meta>
</file>